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Times New Roman" fo:font-weight="normal" style:font-weight-asian="normal" style:font-weight-complex="normal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P10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8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6">
      <style:text-properties fo:font-style="normal" style:font-style-asian="normal" style:font-style-complex="normal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5"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>
      <style:text-properties fo:font-weight="normal" style:font-weight-asian="normal" style:font-weight-complex="normal"/>
    </style:style>
    <style:style style:name="P26" style:family="paragraph" style:parent-style-name="Text_20_body" style:list-style-name="L12">
      <style:text-properties fo:font-weight="normal" style:font-weight-asian="normal" style:font-weight-complex="normal"/>
    </style:style>
    <style:style style:name="P27" style:family="paragraph" style:parent-style-name="Text_20_body" style:list-style-name="L13">
      <style:text-properties fo:font-weight="normal" style:font-weight-asian="normal" style:font-weight-complex="normal"/>
    </style:style>
    <style:style style:name="P28" style:family="paragraph" style:parent-style-name="Text_20_body" style:list-style-name="L14">
      <style:text-properties fo:font-weight="normal" style:font-weight-asian="normal" style:font-weight-complex="normal"/>
    </style:style>
    <style:style style:name="P29" style:family="paragraph" style:parent-style-name="Text_20_body" style:list-style-name="L15">
      <style:text-properties fo:font-weight="normal" style:font-weight-asian="normal" style:font-weight-complex="normal"/>
    </style:style>
    <style:style style:name="P30" style:family="paragraph" style:parent-style-name="Text_20_body" style:list-style-name="L17">
      <style:text-properties fo:font-weight="normal" style:font-weight-asian="normal" style:font-weight-complex="normal"/>
    </style:style>
    <style:style style:name="P31" style:family="paragraph" style:parent-style-name="Text_20_body" style:list-style-name="L18">
      <style:text-properties fo:font-weight="normal" style:font-weight-asian="normal" style:font-weight-complex="normal"/>
    </style:style>
    <style:style style:name="P32" style:family="paragraph" style:parent-style-name="Text_20_body" style:list-style-name="L19">
      <style:text-properties fo:font-weight="normal" style:font-weight-asian="normal" style:font-weight-complex="normal"/>
    </style:style>
    <style:style style:name="P33" style:family="paragraph" style:parent-style-name="Text_20_body" style:list-style-name="L20">
      <style:text-properties fo:font-weight="normal" style:font-weight-asian="normal" style:font-weight-complex="normal"/>
    </style:style>
    <style:style style:name="P34" style:family="paragraph" style:parent-style-name="Text_20_body" style:list-style-name="L9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0">
      <style:text-properties style:font-name="Times New Roman"/>
    </style:style>
    <style:style style:name="P36" style:family="paragraph" style:parent-style-name="Text_20_body" style:list-style-name="L11">
      <style:text-properties style:font-name="Times New Roman" fo:font-weight="normal" style:font-weight-asian="normal" style:font-weight-complex="normal"/>
    </style:style>
    <style:style style:name="P37" style:family="paragraph" style:parent-style-name="Text_20_body" style:list-style-name="L12"/>
    <style:style style:name="P38" style:family="paragraph" style:parent-style-name="Text_20_body" style:list-style-name="L9">
      <style:text-properties style:text-underline-style="none" fo:font-weight="normal" style:font-weight-asian="normal" style:font-weight-complex="normal"/>
    </style:style>
    <style:style style:name="P39" style:family="paragraph" style:parent-style-name="Text_20_body" style:list-style-name="L19">
      <style:text-properties style:text-underline-style="none" fo:font-weight="normal" style:font-weight-asian="normal" style:font-weight-complex="normal"/>
    </style:style>
    <style:style style:name="P40" style:family="paragraph" style:parent-style-name="Text_20_body" style:list-style-name="L20">
      <style:text-properties style:text-underline-style="none" fo:font-weight="normal" style:font-weight-asian="normal" style:font-weight-complex="normal"/>
    </style:style>
    <style:style style:name="P41" style:family="paragraph" style:parent-style-name="Text_20_body" style:list-style-name="L16"/>
    <style:style style:name="P42" style:family="paragraph" style:parent-style-name="Heading_20_1">
      <style:text-properties fo:font-style="normal" style:font-style-asian="normal" style:font-style-complex="normal"/>
    </style:style>
    <style:style style:name="P43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44" style:family="paragraph">
      <style:paragraph-properties fo:text-align="start"/>
    </style:style>
    <style:style style:name="P45" style:family="paragraph">
      <style:paragraph-properties fo:text-align="center"/>
    </style:style>
    <style:style style:name="P4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tyle="normal" style:font-style-asian="normal" style:font-style-complex="normal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.10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="solid" draw:fill-color="#c0c0c0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ycle Eshop</text:h>
      <text:p text:style-name="Text_20_body">E-shopů na internetu se válí tuna, proč si tedy právě <text:span text:style-name="T1">recycle eshop </text:span><text:span text:style-name="T4">(zkráceně </text:span><text:span text:style-name="T2">re-eshop</text:span><text:span text:style-name="T6">)?</text:span></text:p>
      <text:p text:style-name="Text_20_body"><text:span text:style-name="T6">Čím by by tento projekt </text:span><text:span text:style-name="T5">rozhodně neměl být</text:span><text:span text:style-name="T6">:</text:span></text:p>
      <text:list xml:id="list810560727" text:style-name="L1">
        <text:list-item>
          <text:p text:style-name="P11">Molochem podobný většině dostupných e-shopů. Programátor ani správce by neměl být topen v Mariánském příkopu.</text:p>
        </text:list-item>
        <text:list-item>
          <text:p text:style-name="P11">Zahltit uživatele a obsluhu nepřehledným množstvím možností a nastavení.</text:p>
        </text:list-item>
        <text:list-item>
          <text:p text:style-name="P11">Na druhou stranu by neměl být ani eshopem, který nainstaluje cvičená opice – cílem jsou programátoři s nějakými znalostmi PHP.</text:p>
        </text:list-item>
      </text:list>
      <text:p text:style-name="Text_20_body"><text:span text:style-name="T6">Tedy by </text:span><text:span text:style-name="T5">měl být</text:span><text:span text:style-name="T6"> (a umět): </text:span></text:p>
      <text:list xml:id="list814000243" text:style-name="L2">
        <text:list-item>
          <text:p text:style-name="P12">Jednoduchým, přehledným obchodem pro uživatele i obsluhu. Držet se pravidla KISS.</text:p>
        </text:list-item>
        <text:list-item>
          <text:p text:style-name="P12">„Malý“ - do 15 tabulek</text:p>
        </text:list-item>
        <text:list-item>
          <text:p text:style-name="P19"><text:span text:style-name="T6">Silným nástrojem pro programátora při využití </text:span><text:span text:style-name="T2">Kohana frameworku</text:span><text:span text:style-name="T6">. Znovu použitelnost modulů i u jiných typů stránek.</text:span></text:p>
        </text:list-item>
        <text:list-item>
          <text:p text:style-name="P12">Česky přiohnutelný</text:p>
        </text:list-item>
      </text:list>
      <text:p text:style-name="Text_20_body"><text:span text:style-name="T5">Technologie</text:span><text:span text:style-name="T6">: </text:span></text:p>
      <text:list xml:id="list1760724508" text:style-name="L3">
        <text:list-item>
          <text:p text:style-name="P21">xHTML, PHP, MySQL</text:p>
        </text:list-item>
        <text:list-item>
          <text:p text:style-name="P20"><text:span text:style-name="T2">Kohana framework </text:span><text:span text:style-name="T6">→ použití MVC </text:span></text:p>
        </text:list-item>
        <text:list-item>
          <text:p text:style-name="P13">Funkčnost rozdělená do modulů, které by na sobě měli být nezávislé.</text:p>
        </text:list-item>
        <text:list-item>
          <text:p text:style-name="P13">HTML text na místech, kde je požadován formátovaný výstup → tinyMCE</text:p>
        </text:list-item>
        <text:list-item>
          <text:p text:style-name="P13">Podpora hezkých adres</text:p>
        </text:list-item>
      </text:list>
      <text:p text:style-name="P1"><text:span text:style-name="T4">Důvody pro </text:span><text:span text:style-name="T1">Kohana framework:</text:span></text:p>
      <text:list xml:id="list2141492112" text:style-name="L4">
        <text:list-item>
          <text:p text:style-name="P14">Ihned od začátku je velice jednoduchý a intuitivní</text:p>
        </text:list-item>
        <text:list-item>
          <text:p text:style-name="P14">Ničím nesvazující – velice volný v programátorských technikách, v pochopení.</text:p>
        </text:list-item>
        <text:list-item>
          <text:p text:style-name="P14">Spousta dokumentace, fór a tutoriálů (i když anglicky)</text:p>
        </text:list-item>
        <text:list-item>
          <text:p text:style-name="P14">Dobrá možnost lokalizace</text:p>
        </text:list-item>
      </text:list>
      <text:p text:style-name="P2">Licencování:</text:p>
      <text:list xml:id="list1375155150" text:style-name="L5">
        <text:list-item>
          <text:p text:style-name="P22">Kohana framework <text:span text:style-name="T4">je licencovaná pod BSD licencí</text:span></text:p>
        </text:list-item>
        <text:list-item>
          <text:p text:style-name="P15">Veškeré další součásti by měly být licencovány GPL v3 licencí</text:p>
        </text:list-item>
      </text:list>
      <text:h text:style-name="P43" text:outline-level="1">Obecně</text:h>
      <text:p text:style-name="P4">Vlastnosti a požadavky všech modulů.</text:p>
      <text:h text:style-name="P9" text:outline-level="2">Adresáře</text:h>
      <text:list xml:id="list77854171" text:style-name="L6">
        <text:list-item>
          <text:list>
            <text:list-item>
              <text:p text:style-name="P18">„app“ – adresář s základními nastaveními a základní aplikací.</text:p>
            </text:list-item>
            <text:list-item>
              <text:p text:style-name="P18">„libs“ – umístění použitých knihoven</text:p>
              <text:list>
                <text:list-item>
                  <text:p text:style-name="P18">„kohana“ - umístění kohany</text:p>
                </text:list-item>
                <text:list-item>
                  <text:p text:style-name="P18">„tinymce“ - umístění tinymce</text:p>
                </text:list-item>
                <text:list-item>
                  <text:p text:style-name="P18">„slimbox“ - umístění JS slimbox (rozkliknutelný obrázek bez přenačtení)</text:p>
                </text:list-item>
              </text:list>
            </text:list-item>
            <text:list-item>
              <text:p text:style-name="P18">„modules“ – umístění jednotlivých modulů</text:p>
            </text:list-item>
            <text:list-item>
              <text:p text:style-name="P18">„data“ - data jednotlivých modulů (e.g. Obrázky, fotky...)</text:p>
            </text:list-item>
            <text:list-item>
              <text:p text:style-name="P18">„css“ – kaskádové styly</text:p>
            </text:list-item>
            <text:list-item>
              <text:p text:style-name="P18">„images“ - základní obrázky, pro funkčnost webu)</text:p>
            </text:list-item>
            <text:list-item>
              <text:p text:style-name="P18">„data“ - obsahuje data modulů (například obrázky)</text:p>
              <text:list>
                <text:list-item>
                  <text:p text:style-name="P18">„upload“ - obsahuje právě uploadované soubory</text:p>
                </text:list-item>
              </text:list>
            </text:list-item>
          </text:list>
        </text:list-item>
      </text:list>
      <text:h text:style-name="P9" text:outline-level="2">Šablony</text:h>
      <text:p text:style-name="Text_20_body"><text:span text:style-name="T4">Podpora šablon (</text:span><text:span text:style-name="T1">celostránkové</text:span><text:span text:style-name="T3">,</text:span><text:span text:style-name="T2"> obsahové, pro bloky...)</text:span><text:span text:style-name="T6"> Celostránková šablona je společná pro všechny moduly, ty ji však mohou přepsat vlastní šablonou.</text:span></text:p>
      <text:p text:style-name="P3">Obsahové šablony patří vždy příslušnému modulu a přiřazují se do celostránkových šablon.</text:p>
      <text:h text:style-name="P10" text:outline-level="2">Drobenka</text:h>
      <text:p text:style-name="Text_20_body"><text:span text:style-name="T4">Každý modul (respektive controller) by měl uvádět svou pozici, aby bylo možné sestavit </text:span><text:span text:style-name="T1">drobenku</text:span><text:span text:style-name="T4">, která zobrazí v příslušné oblasti stránky aktuální pozici na webu. Použití symbolu </text:span><text:span text:style-name="T12">» jako oddělovače.</text:span></text:p>
      <text:h text:style-name="P42" text:outline-level="1">Modul: Statické stránky</text:h>
      <text:p text:style-name="Text_20_body"><text:span text:style-name="T4">Závislosti: </text:span><text:span text:style-name="T1">modul uživatelé</text:span></text:p>
      <text:p text:style-name="P4">Tabulka <text:span text:style-name="T9">PAGE</text:span><text:span text:style-name="T10">:</text:span></text:p>
      <text:list xml:id="list1122028937" text:style-name="L7">
        <text:list-item>
          <text:p text:style-name="P23">ID (INT) - automaticky rostoucí, klíč</text:p>
        </text:list-item>
        <text:list-item>
          <text:p text:style-name="P23">Heading (VARCHAR255) – nadpis</text:p>
        </text:list-item>
        <text:list-item>
          <text:p text:style-name="P23">Url (VARCHAR255) – url ve formátu pro hezké adresy</text:p>
        </text:list-item>
        <text:list-item>
          <text:p text:style-name="P23">Text (TEXT)</text:p>
        </text:list-item>
        <text:list-item>
          <text:p text:style-name="P23">Menu (BOOL) – presence in menu</text:p>
        </text:list-item>
        <text:list-item>
          <text:p text:style-name="P16">lastChange (DATETIME) – pro zobrazení poslední změny</text:p>
        </text:list-item>
      </text:list>
      <text:p text:style-name="P3">URL: /page/o-nas</text:p>
      <text:p text:style-name="Text_20_body"><text:span text:style-name="T6">Text by měl být formátován pomocí </text:span><text:span text:style-name="T2">HTML </text:span><text:span text:style-name="T6">(za použití wysiwyg editoru).</text:span></text:p>
      <text:p text:style-name="P3"><text:soft-page-break/>Upravitelné pro uživatele s dostatečným oprávněním.</text:p>
      <text:h text:style-name="P42" text:outline-level="1">Modul: Novinky</text:h>
      <text:p text:style-name="Text_20_body"><text:span text:style-name="T4">Závislosti: </text:span><text:span text:style-name="T1">modul uživatelé</text:span></text:p>
      <text:p text:style-name="P4">Tabulka <text:span text:style-name="T9">NEWS:</text:span></text:p>
      <text:list xml:id="list1250868624" text:style-name="L8">
        <text:list-item>
          <text:p text:style-name="P24">ID (INT) – automaticky rostoucí, klíč</text:p>
        </text:list-item>
        <text:list-item>
          <text:p text:style-name="P24">Heading (VARCHAR255) – nadpis novinky</text:p>
        </text:list-item>
        <text:list-item>
          <text:p text:style-name="P24">Perex (TEXT) – perex novinky</text:p>
        </text:list-item>
        <text:list-item>
          <text:p text:style-name="P24">Text (TEXT) – text novinky</text:p>
        </text:list-item>
        <text:list-item>
          <text:p text:style-name="P17">Insert_date (DATETIME) – datum a čas vložení</text:p>
        </text:list-item>
      </text:list>
      <text:p text:style-name="P3">URL: /news/2/nic-prevratneho.html</text:p>
      <text:p text:style-name="P3">Zobrazení krátkého přehledu zpráv s perexem a první obrázkem (obrázky uložené na filesystemu).</text:p>
      <text:p text:style-name="P3">Veškeré texty formátované pomocí <text:span text:style-name="T1">markdownu</text:span>. Galerie pod textem novinky, jednotlivé obrázky rozkliknutelné do slimboxu.</text:p>
      <text:p text:style-name="P3">Správa pro uživatele s dostatečnými oprávněními.</text:p>
      <text:h text:style-name="Heading_20_2" text:outline-level="2">RSS</text:h>
      <text:p text:style-name="Text_20_body">Generování RSS feedu.</text:p>
      <text:h text:style-name="P42" text:outline-level="1">Modul: Uživatelé</text:h>
      <text:p text:style-name="Text_20_body">Tabulka <text:span text:style-name="T9">USER:</text:span></text:p>
      <text:list xml:id="list939990235" text:style-name="L9">
        <text:list-item>
          <text:p text:style-name="P25">ID (INT) – automaticky rostoucí, klíč</text:p>
        </text:list-item>
        <text:list-item>
          <text:p text:style-name="P25">Email (TEXT) – e-mailová adresa, unikátní údaj</text:p>
        </text:list-item>
        <text:list-item>
          <text:p text:style-name="P25">Password (TEXT) – v SHA1</text:p>
        </text:list-item>
        <text:list-item>
          <text:p text:style-name="P25">Name (VARCHAR255) – jméno a příjmení</text:p>
        </text:list-item>
        <text:list-item>
          <text:p text:style-name="P25">Autologin (BOOL) – jestli se má používat automatické přihlášení</text:p>
        </text:list-item>
      </text:list>
      <text:list xml:id="list1227925821" text:style-name="L9">
        <text:list-item>
          <text:p text:style-name="P34">Permission (INT) – úroveň oprávnění – banned, common, admin</text:p>
        </text:list-item>
      </text:list>
      <text:list xml:id="list1149189447" text:continue-list="list939990235" text:style-name="L9">
        <text:list-item>
          <text:p text:style-name="P25">Session (TEXT) – ID sezení</text:p>
        </text:list-item>
      </text:list>
      <text:h text:style-name="Heading_20_2" text:outline-level="2">Registrace</text:h>
      <text:p text:style-name="Text_20_body">Při registraci je uživatel povinen vyplnit údaje <text:span text:style-name="T1">email </text:span><text:span text:style-name="T4">a </text:span><text:span text:style-name="T1">heslo</text:span><text:span text:style-name="T4"> a captha kód.</text:span></text:p>
      <text:h text:style-name="P9" text:outline-level="2">Přihlášení</text:h>
      <text:p text:style-name="P4">Samostatná stránka s přihlášením, blok pro přihlášení kdekoliv na stránce.</text:p>
      <text:h text:style-name="P9" text:outline-level="2">Zapomenuté heslo</text:h>
      <text:p text:style-name="P4">Uživatel má možnost nechat si změnit heslo po zadání správného emailu. To vygeneruje jednorázový požadavek (na 24 hodin) na změnu hesla.</text:p>
      <text:p text:style-name="P4"><text:soft-page-break/>Po zadání správného kódu se heslo změní a pošle e-mailem uživateli.</text:p>
      <text:h text:style-name="P9" text:outline-level="2">Automatické přihlášení</text:h>
      <text:p text:style-name="P4">Je-li nalezena správná cookies pak je uživatel znovu přihlášen. Lze deaktivovat v profilu.</text:p>
      <text:h text:style-name="P9" text:outline-level="2">Profil</text:h>
      <text:p text:style-name="P4">Možnost nastavit heslo, změnit e-mail, heslo, jméno a nastavení automatického přihlášení.</text:p>
      <text:h text:style-name="P42" text:outline-level="1"/>
      <text:h text:style-name="P43" text:outline-level="1">Modul: Obchod</text:h>
      <text:p text:style-name="Text_20_body"><text:span text:style-name="T4">Závislosti: </text:span><text:span text:style-name="T1">modul uživatelé</text:span></text:p>
      <text:h text:style-name="Heading_20_2" text:outline-level="2">Kategorie</text:h>
      <text:p text:style-name="P6">URL:</text:p>
      <text:list xml:id="list290961869" text:style-name="L10">
        <text:list-item>
          <text:p text:style-name="P35">/cat/23/jmeno-kategorie.html</text:p>
        </text:list-item>
        <text:list-item>
          <text:p text:style-name="P35">/subcat/67/jmeno-podkategorie.html</text:p>
        </text:list-item>
      </text:list>
      <text:p text:style-name="Text_20_body">Tabulka<text:span text:style-name="T11"> </text:span><text:span text:style-name="T13">SHOP_CATS: </text:span></text:p>
      <text:list xml:id="list938310594" text:style-name="L11">
        <text:list-item>
          <text:p text:style-name="P36">ID (INT) – automaticky rostoucí, klíč</text:p>
        </text:list-item>
        <text:list-item>
          <text:p text:style-name="P36">Parent (INT) – id rodičovské kategorie</text:p>
        </text:list-item>
        <text:list-item>
          <text:p text:style-name="P36">Mark (VARCHAR 3) – značka – nemusí být použita, např. A, B, C.</text:p>
        </text:list-item>
        <text:list-item>
          <text:p text:style-name="P36">Name (VARCHAR255) – textový název kategorie.</text:p>
        </text:list-item>
        <text:list-item>
          <text:p text:style-name="P36">Hidden (BOOL) – TRUE/FALSE pro skrytí a znepřístupnění kategorie</text:p>
        </text:list-item>
      </text:list>
      <text:p text:style-name="P8">Rekurzivní kategorie (optimální by bylo omezit je na maximálně 5 úrovní). Zobrazení v bloku – zvýrazněna je aktuální kategorie a kategorie pod ní jsou rozbaleny, protože jsou ve výchozím stavu všechny sbalené.</text:p>
      <text:p text:style-name="P8">Správa uživateli s dostatečnými oprávněními.</text:p>
      <text:h text:style-name="Heading_20_2" text:outline-level="2">Výrobky</text:h>
      <text:p text:style-name="Text_20_body">Struktura tabulky <text:span text:style-name="T9">SHOP_PRODUCTS</text:span>:</text:p>
      <text:list xml:id="list1218125658" text:style-name="L12">
        <text:list-item>
          <text:p text:style-name="P37">ID (INT) – automaticky rostoucí, klíč</text:p>
        </text:list-item>
        <text:list-item>
          <text:p text:style-name="P37">Name (VARCHAR255) – jméno výrobku</text:p>
        </text:list-item>
        <text:list-item>
          <text:p text:style-name="P37">Short_description (TEXT) – krátký popis pro <text:span text:style-name="T9">Vizitku výrobku</text:span></text:p>
        </text:list-item>
        <text:list-item>
          <text:p text:style-name="P26">Description (TEXT) – popis výrobku, libovolně dlouhý, použití texy (wysiwym)</text:p>
        </text:list-item>
        <text:list-item>
          <text:p text:style-name="P26">Manufacturer (INT) – ID výrobce, lze nevyplňovat, je-li prázdné, nezobrazí se</text:p>
        </text:list-item>
        <text:list-item>
          <text:p text:style-name="P26">Price (INT) – cena výrobku i s DPH</text:p>
        </text:list-item>
        <text:list-item>
          <text:p text:style-name="P26">News (BOOL) – TRUE/FALSE pro označení <text:span text:style-name="T1">nového</text:span> výrobku</text:p>
        </text:list-item>
        <text:list-item>
          <text:p text:style-name="P26">Tip (BOOL) – TRUE/FALSE pro označení výrobku v <text:span text:style-name="T1">akci</text:span></text:p>
        </text:list-item>
        <text:list-item>
          <text:p text:style-name="P26">Discount (BOOL) – TRUE/FALSE pro označení výrobku ve <text:span text:style-name="T1">slevě</text:span></text:p>
        </text:list-item>
        <text:list-item>
          <text:p text:style-name="P26">Hidden (BOOL) – TRUE/FALSE pro schování a znepřístupnění výrobku</text:p>
        </text:list-item>
      </text:list>
      <text:p text:style-name="P5">Tabulka <text:span text:style-name="T9">SHOP_PRODUCTS_CATS:</text:span></text:p>
      <text:list xml:id="list876013730" text:style-name="L13">
        <text:list-item>
          <text:p text:style-name="P27">ID (INT) – automaticky rostoucí, klíč</text:p>
        </text:list-item>
        <text:list-item>
          <text:p text:style-name="P27">PRODUCT (INT) – ID produktu – provázáno s <text:span text:style-name="T9">SHOP_PRODUCTS.id</text:span></text:p>
        </text:list-item>
        <text:list-item>
          <text:p text:style-name="P27">CAT (INT) – ID kategorie.</text:p>
        </text:list-item>
      </text:list>
      <text:p text:style-name="P5">Tabulka <text:s/><text:span text:style-name="T9">SHOP_PRODUCTS_VARIANTES:</text:span></text:p>
      <text:list xml:id="list1296222780" text:style-name="L14">
        <text:list-item>
          <text:p text:style-name="P28">ID (INT) – automaticky rostoucí, klíč</text:p>
        </text:list-item>
        <text:list-item>
          <text:p text:style-name="P28"><text:soft-page-break/>PRODUCT (INT) – ID produktu – provázáno s <text:span text:style-name="T9">SHOP_PRODUCTS.id</text:span></text:p>
        </text:list-item>
        <text:list-item>
          <text:p text:style-name="P28">NAME (VARCHAR255) – jméno typu, zobrazí se u popisu (e.g. Materiál, barva...)</text:p>
        </text:list-item>
        <text:list-item>
          <text:p text:style-name="P28">VALUES (TEXT) – {Červená, Zelená, Modrá}</text:p>
        </text:list-item>
      </text:list>
      <text:p text:style-name="P5">Výrobek může být ve více než jedné kategorii. Každý výrobek může mít více typů (e.g. například barvy).</text:p>
      <text:p text:style-name="P5"><draw:g text:anchor-type="paragraph" draw:z-index="0" draw:style-name="gr1"><draw:rect draw:style-name="gr2" draw:text-style-name="P45" svg:width="5.599cm" svg:height="5.987cm" svg:x="0.021cm" svg:y="-0.012cm"><text:p text:style-name="P44"><text:span text:style-name="T9">Nadpis</text:span></text:p><text:p text:style-name="P44">Podkategorie: Lorem,</text:p><text:p text:style-name="P44">Ipsum, Bla, Bla</text:p><text:p text:style-name="P44">-----------------------------</text:p><text:p text:style-name="P44"/><text:p text:style-name="P44"/><text:p text:style-name="P44"/><text:p text:style-name="P44"/><text:p text:style-name="P44"/><text:p text:style-name="P45"/><text:p text:style-name="P45"/></draw:rect><draw:g draw:style-name="gr3"><draw:rect draw:style-name="gr4" draw:text-style-name="P46" svg:width="1.996cm" svg:height="1.426cm" svg:x="0.617cm" svg:y="2.246cm"><text:p text:style-name="P44"><text:span text:style-name="T15">Jméno</text:span></text:p><text:p text:style-name="P44"><text:span text:style-name="T15"><text:s text:c="9"/></text:span><text:span text:style-name="T15">Cena</text:span></text:p><text:p text:style-name="P44"><text:span text:style-name="T15"><text:s text:c="9"/></text:span><text:span text:style-name="T15">Link</text:span></text:p></draw:rect><draw:rect draw:style-name="gr5" draw:text-style-name="P45" svg:width="0.96cm" svg:height="0.805cm" svg:x="0.617cm" svg:y="2.738cm"><text:p/></draw:rect></draw:g><draw:g draw:style-name="gr3"><draw:rect draw:style-name="gr4" draw:text-style-name="P46" svg:width="1.996cm" svg:height="1.426cm" svg:x="3.028cm" svg:y="2.246cm"><text:p text:style-name="P44"><text:span text:style-name="T15">Jméno</text:span></text:p><text:p text:style-name="P44"><text:span text:style-name="T15"><text:s text:c="9"/></text:span><text:span text:style-name="T15">Cena</text:span></text:p><text:p text:style-name="P44"><text:span text:style-name="T15"><text:s text:c="9"/></text:span><text:span text:style-name="T15">Link</text:span></text:p></draw:rect><draw:rect draw:style-name="gr5" draw:text-style-name="P45" svg:width="0.96cm" svg:height="0.805cm" svg:x="3.028cm" svg:y="2.738cm"><text:p/></draw:rect></draw:g><draw:g draw:style-name="gr3"><draw:rect draw:style-name="gr4" draw:text-style-name="P46" svg:width="1.996cm" svg:height="1.426cm" svg:x="3.028cm" svg:y="4.008cm"><text:p text:style-name="P44"><text:span text:style-name="T15">Jméno</text:span></text:p><text:p text:style-name="P44"><text:span text:style-name="T15"><text:s text:c="9"/></text:span><text:span text:style-name="T15">Cena</text:span></text:p><text:p text:style-name="P44"><text:span text:style-name="T15"><text:s text:c="9"/></text:span><text:span text:style-name="T15">Link</text:span></text:p></draw:rect><draw:rect draw:style-name="gr5" draw:text-style-name="P45" svg:width="0.96cm" svg:height="0.805cm" svg:x="3.028cm" svg:y="4.5cm"><text:p/></draw:rect></draw:g><draw:g draw:style-name="gr3"><draw:rect draw:style-name="gr4" draw:text-style-name="P46" svg:width="1.996cm" svg:height="1.426cm" svg:x="3.028cm" svg:y="2.246cm"><text:p text:style-name="P44"><text:span text:style-name="T15">Jméno</text:span></text:p><text:p text:style-name="P44"><text:span text:style-name="T15"><text:s text:c="9"/></text:span><text:span text:style-name="T15">Cena</text:span></text:p><text:p text:style-name="P44"><text:span text:style-name="T15"><text:s text:c="9"/></text:span><text:span text:style-name="T15">Link</text:span></text:p></draw:rect><draw:rect draw:style-name="gr5" draw:text-style-name="P45" svg:width="0.96cm" svg:height="0.805cm" svg:x="3.028cm" svg:y="2.738cm"><text:p/></draw:rect></draw:g><draw:g draw:style-name="gr3"><draw:rect draw:style-name="gr4" draw:text-style-name="P46" svg:width="1.996cm" svg:height="1.426cm" svg:x="0.644cm" svg:y="4.059cm"><text:p text:style-name="P44"><text:span text:style-name="T15">Jméno</text:span></text:p><text:p text:style-name="P44"><text:span text:style-name="T15"><text:s text:c="9"/></text:span><text:span text:style-name="T15">Cena</text:span></text:p><text:p text:style-name="P44"><text:span text:style-name="T15"><text:s text:c="9"/></text:span><text:span text:style-name="T15">Link</text:span></text:p></draw:rect><draw:rect draw:style-name="gr5" draw:text-style-name="P45" svg:width="0.96cm" svg:height="0.805cm" svg:x="0.644cm" svg:y="4.551cm"><text:p/></draw:rect></draw:g></draw:g>Zobrazení přehledu kategorie (podkategorie) – zobrazení přímých podkategorií a jednotlivých výrobků s možností přidat je okamžitě do košíku a nebo zobrazit detail výrobku.</text:p>
      <text:p text:style-name="P5">Stránkované zobrazení, nahoře nejprve tipy, slevy, novinky.</text:p>
      <text:p text:style-name="P8">Správa uživateli s dostatečnými oprávněními.</text:p>
      <text:p text:style-name="P8"/>
      <text:p text:style-name="P8"/>
      <text:p text:style-name="P8"/>
      <text:p text:style-name="P8"/>
      <text:h text:style-name="Heading_20_2" text:outline-level="2">Profil zákazníka</text:h>
      <text:p text:style-name="P4">Tabulka <text:span text:style-name="T9">SHOP_USERS_EXTENDS</text:span>:</text:p>
      <text:list xml:id="list1305276415" text:continue-list="list1149189447" text:style-name="L9">
        <text:list-item>
          <text:p text:style-name="P25">User (INT) – ID uživatele, unikátní, provázáno s <text:s/><text:span text:style-name="T9">USERS.id</text:span></text:p>
        </text:list-item>
        <text:list-item>
          <text:p text:style-name="P25">Customer_street (TEXT) – ulice a číslo popisné</text:p>
        </text:list-item>
        <text:list-item>
          <text:p text:style-name="P25">Customer_city (TEXT) – město</text:p>
        </text:list-item>
        <text:list-item>
          <text:p text:style-name="P25">Customer_postal_code (VARCHAR255) – PSČ</text:p>
        </text:list-item>
        <text:list-item>
          <text:p text:style-name="P25">Customer_phone (VARCHAR255) – telefonní číslo</text:p>
        </text:list-item>
        <text:list-item>
          <text:p text:style-name="P38">Billing_name (VARCHAR255)</text:p>
        </text:list-item>
        <text:list-item>
          <text:p text:style-name="P38">Billing_street (TEXT)</text:p>
        </text:list-item>
        <text:list-item>
          <text:p text:style-name="P38">Billing_city (TEXT)</text:p>
        </text:list-item>
        <text:list-item>
          <text:p text:style-name="P38">Billing_postal_code (VARCHAR255)</text:p>
        </text:list-item>
        <text:list-item>
          <text:p text:style-name="P38">Billing_identity_number (VARCHAR8) – IČ (specifikum pro středoevropské země)</text:p>
        </text:list-item>
        <text:list-item>
          <text:p text:style-name="P38">Billing_vat_number (VARCHAR12) - DIČ</text:p>
        </text:list-item>
        <text:list-item>
          <text:p text:style-name="P34">Payment (INT) – ID platebního vzoru, který uživatel preferuje</text:p>
        </text:list-item>
      </text:list>
      <text:p text:style-name="P7">Uživatel má možnost při přítomnosti modulu eshopu nastavit také svůj zákaznický profil – vyžadováno pro nakupování. Povinné položky: ulice, město, PSČ. Může také vybrat preferovaný způsob platby.</text:p>
      <text:h text:style-name="Heading_20_2" text:outline-level="2">Nákupní košík</text:h>
      <text:p text:style-name="P5">Tabulka <text:span text:style-name="T9">SHOP_CART:</text:span></text:p>
      <text:list xml:id="list1732494899" text:style-name="L15">
        <text:list-item>
          <text:p text:style-name="P29">ID (INT) – ID záznamu v tabulce, automaticky rostoucí, klíč</text:p>
        </text:list-item>
        <text:list-item>
          <text:p text:style-name="P29">Identification (TEXT) – neregistrovaný uživatel → ID sezení; registrovaný uživatel ID</text:p>
        </text:list-item>
        <text:list-item>
          <text:p text:style-name="P29">Product (INT) – id výrobku – propojeno s <text:span text:style-name="T9">PRODUCTS.id</text:span></text:p>
        </text:list-item>
        <text:list-item>
          <text:p text:style-name="P29"><text:soft-page-break/>Variante (INT) – varianta produktu dle tabulky <text:span text:style-name="T9">PRODUCTS_PARAMETERS.id</text:span></text:p>
        </text:list-item>
        <text:list-item>
          <text:p text:style-name="P29">Quantity (INT) – počet výrobků</text:p>
        </text:list-item>
        <text:list-item>
          <text:p text:style-name="P29">Time (DATETIME) – slouží pro automatické mazání po více jak 24 hodinách (platí jen pro neregistrované uživatele).</text:p>
        </text:list-item>
      </text:list>
      <text:p text:style-name="Text_20_body">Nákupní košík poskytne zákazníkovi přehled o výrobcích v jeho nákupním košíku ID, Jméno, krátký popis, popřípadě typ). Umožní mu nastavit požadované množství nebo zcela vyprázdnit košík.</text:p>
      <text:p text:style-name="Text_20_body">Zobrazení v tabulce pod tím odkazy Vyprázdnit košík, Přepočítat, Pokračovat v objednávce.</text:p>
      <text:p text:style-name="Text_20_body">Pokračovat v objednávce zobrazí košík v neklikatelné podobě, po kliknutí na potvrdit se předá řízení <text:span text:style-name="T1">workflow </text:span><text:span text:style-name="T4">podle vybrané platby. Pokud uživatel není přihlášen a je mu zobrazen přihlašovací formulář.</text:span></text:p>
      <text:h text:style-name="Heading_20_2" text:outline-level="2">Platby a způsoby doručení</text:h>
      <text:p text:style-name="Text_20_body">Tabulka <text:span text:style-name="T9">SHOP_PAYMENTS</text:span>:</text:p>
      <text:list xml:id="list791391945" text:style-name="L16">
        <text:list-item>
          <text:p text:style-name="P41">ID (INT) – id platebního vzoru, automaticky rostoucí, klíč</text:p>
        </text:list-item>
        <text:list-item>
          <text:p text:style-name="P41">Name (VARCHAR255) – jméno platebního vzoru</text:p>
        </text:list-item>
        <text:list-item>
          <text:p text:style-name="P41">Workflow (TEXT) – soubor s uloženým platebním vzorem,</text:p>
        </text:list-item>
        <text:list-item>
          <text:p text:style-name="P41">Hidden (BOOL) – TRUE/FALSE pro povolení/zakázání platebního vzoru</text:p>
        </text:list-item>
      </text:list>
      <text:p text:style-name="Text_20_body">Workflow – soubor s php kódem, který ošetří nákup od povrzení datného </text:p>
      <text:p text:style-name="Text_20_body">Tabulka <text:span text:style-name="T9">SHOP_SHIPPINGS:</text:span></text:p>
      <text:list xml:id="list84850208" text:style-name="L17">
        <text:list-item>
          <text:p text:style-name="P30">ID (INT) – id metod doručení, automaticky rostoucí, klíč</text:p>
        </text:list-item>
        <text:list-item>
          <text:p text:style-name="P30">Name (VARCHAR255) – jméno doručovací metody</text:p>
        </text:list-item>
        <text:list-item>
          <text:p text:style-name="P30">Hidden (BOOL) – povolení/zakázání doručovací metody</text:p>
        </text:list-item>
      </text:list>
      <text:p text:style-name="P5">Spravovatelné uživateli s příslušnými oprávněními.</text:p>
      <text:h text:style-name="Heading_20_2" text:outline-level="2">Objednávky</text:h>
      <text:p text:style-name="P5">Tabulka <text:span text:style-name="T9">SHOP_ORDERS:</text:span></text:p>
      <text:list xml:id="list964234700" text:continue-list="list1732494899" text:style-name="L15">
        <text:list-item>
          <text:p text:style-name="P29">ID (INT) – ID záznamu v tabulce</text:p>
        </text:list-item>
        <text:list-item>
          <text:p text:style-name="P29">Identification (TEXT) – <text:s/>id uživatele dle <text:span text:style-name="T9">USERS.id</text:span></text:p>
        </text:list-item>
        <text:list-item>
          <text:p text:style-name="P29">Product (INT) – id výrobku – propojeno s <text:span text:style-name="T9">SHOP_PRODUCTS.id</text:span></text:p>
        </text:list-item>
        <text:list-item>
          <text:p text:style-name="P29">Variante (INT) – varianta produktu dle tabulky <text:span text:style-name="T9">SHOP_PRODUCTS_VARIANTES.id</text:span></text:p>
        </text:list-item>
      </text:list>
      <text:list xml:id="list1296544578" text:style-name="L18">
        <text:list-item>
          <text:p text:style-name="P31">Payment (INT) – ID platebního vzoru, který uživatel preferuje, provázáno s <text:span text:style-name="T9">SHOP_</text:span><text:span text:style-name="T5">PAYMENTS.id</text:span></text:p>
        </text:list-item>
        <text:list-item>
          <text:p text:style-name="P31">Shipping (INT) – ID doručovací metody, provázáno s <text:span text:style-name="T9">SHOP_SHIPPINGS.id</text:span></text:p>
        </text:list-item>
      </text:list>
      <text:list xml:id="list1164728700" text:continue-list="list964234700" text:style-name="L15">
        <text:list-item>
          <text:p text:style-name="P29">Status (INT1) – pro nevyřízenost/vyřízenost/stornování objednávky</text:p>
        </text:list-item>
      </text:list>
      <text:p text:style-name="P5">Tabulka <text:span text:style-name="T9">SHOP_ORDERS_EXTENDS</text:span></text:p>
      <text:list xml:id="list2038646952" text:style-name="L19">
        <text:list-item>
          <text:p text:style-name="P39">ID (INT) – automaticky rostoucí, klíč</text:p>
        </text:list-item>
        <text:list-item>
          <text:p text:style-name="P32"><text:span text:style-name="T14">Order (INT) – id objednávky, unikátní, provázáno s </text:span>ORDERS.id</text:p>
        </text:list-item>
      </text:list>
      <text:list xml:id="list650952793" text:style-name="L20">
        <text:list-item>
          <text:p text:style-name="P33"><text:soft-page-break/>Customer_name (VARCHAR255) – jméno a příjmení</text:p>
        </text:list-item>
        <text:list-item>
          <text:p text:style-name="P33">Customer_street (TEXT) – ulice a číslo popisné</text:p>
        </text:list-item>
        <text:list-item>
          <text:p text:style-name="P33">Customer_city (TEXT) – město</text:p>
        </text:list-item>
        <text:list-item>
          <text:p text:style-name="P33">Customer_postal_code (VARCHAR255) – psč</text:p>
        </text:list-item>
        <text:list-item>
          <text:p text:style-name="P33">Customer_email (TEXT) – e-mailová adresa</text:p>
        </text:list-item>
        <text:list-item>
          <text:p text:style-name="P40">Customer_phone (VARCHAR255) – telefonní číslo</text:p>
        </text:list-item>
        <text:list-item>
          <text:p text:style-name="P40">Billing_name (VARCHAR255)</text:p>
        </text:list-item>
        <text:list-item>
          <text:p text:style-name="P40">Billing_street (TEXT)</text:p>
        </text:list-item>
        <text:list-item>
          <text:p text:style-name="P40">Billing_city (TEXT)</text:p>
        </text:list-item>
        <text:list-item>
          <text:p text:style-name="P40">Billing_postal_code (VARCHAR255)</text:p>
        </text:list-item>
      </text:list>
      <text:list xml:id="list2165814113" text:continue-list="list1305276415" text:style-name="L9">
        <text:list-item>
          <text:p text:style-name="P38">Billing_identity_number (VARCHAR8) – IČ (specifikum pro středoevropské země)</text:p>
        </text:list-item>
        <text:list-item>
          <text:p text:style-name="P38">Billing_vat_number (VARCHAR12) - DIČ</text:p>
        </text:list-item>
      </text:list>
      <text:list xml:id="list1303518110" text:continue-list="list650952793" text:style-name="L20">
        <text:list-item>
          <text:p text:style-name="P40">Delivery_name (VARCHAR255)</text:p>
        </text:list-item>
        <text:list-item>
          <text:p text:style-name="P40">Delivery_street (TEXT)</text:p>
        </text:list-item>
        <text:list-item>
          <text:p text:style-name="P40">Delivery_city (TEXT)</text:p>
        </text:list-item>
        <text:list-item>
          <text:p text:style-name="P40">Delivery_postal_code (VARCHAR255)</text:p>
        </text:list-item>
        <text:list-item>
          <text:p text:style-name="P40">Delivery_phone (VARCHAR255)</text:p>
        </text:list-item>
      </text:list>
      <text:p text:style-name="P5">Spravovatelné uživateli s příslušnými oprávněními.</text:p>
      <text:p text:style-name="P5">Při uložení objednávky se překopírují (a přidají) data příslušného uživatele <text:span text:style-name="T9">SHOP_USERS_EXTENDS </text:span>do <text:span text:style-name="T9">SHOP_ORDERS_EXTENDS</text:span> spolu s daty z tabulky <text:span text:style-name="T8">USERS</text:span><text:span text:style-name="T7">.</text:span></text:p>
      <text:h text:style-name="Heading_20_2" text:outline-level="2">Správa objednávek</text:h>
      <text:p text:style-name="Text_20_body">U objednávek lze měnit stav, údaje<text:span text:style-name="T4">, množství knih. Lze přidat objednávku ručně.</text:span></text:p>
      <text:h text:style-name="Heading_20_2" text:outline-level="2">Bloky</text:h>
      <text:p text:style-name="P4">Blok se zobrazení výrobků ve slevě/tipu/novinky.</text:p>
      <text:h text:style-name="Heading_20_2" text:outline-level="2">Hledání</text:h>
      <text:p text:style-name="Text_20_body">Hledání v katalogu</text:p>
      <text:h text:style-name="Heading_20_2" text:outline-level="2">XML feed</text:h>
      <text:p text:style-name="Text_20_body">Feed zboží ve standardizovaném formátu, přehledný popis na <text:a xlink:type="simple" xlink:href="http://napoveda.seznam.cz/cz/specifikace-xml.html">http://napoveda.seznam.cz/cz/specifikace-xml.html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7T18:32:39</meta:creation-date>
    <dc:date>2009-07-16T20:40:05</dc:date>
    <meta:editing-duration>PT03H10M13S</meta:editing-duration>
    <meta:editing-cycles>213</meta:editing-cycles>
    <meta:generator>OpenOffice.org/3.1$Unix OpenOffice.org_project/310m11$Build-9399</meta:generator>
    <dc:creator>Jan Drábek</dc:creator>
    <meta:document-statistic meta:table-count="0" meta:image-count="0" meta:object-count="0" meta:page-count="8" meta:paragraph-count="206" meta:word-count="1517" meta:character-count="10091"/>
    <meta:user-defined meta:name="Informace 1"/>
    <meta:user-defined meta:name="Informace 2"/>
    <meta:user-defined meta:name="Informace 3"/>
    <meta:user-defined meta:name="Informace 4"/>
  </office:meta>
</office:document-meta>
</file>